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3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4" calcext:value-type="float">
            <text:p>1.04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6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07" calcext:value-type="float">
            <text:p>2.07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15" calcext:value-type="float">
            <text:p>4.15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3" calcext:value-type="float">
            <text:p>8.3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6.59" calcext:value-type="float">
            <text:p>16.59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1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3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4" calcext:value-type="float">
            <text:p>1.04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07" calcext:value-type="float">
            <text:p>2.07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5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15" calcext:value-type="float">
            <text:p>4.15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6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3" calcext:value-type="float">
            <text:p>8.3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6.59" calcext:value-type="float">
            <text:p>16.59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9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4" calcext:value-type="float">
            <text:p>1.04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2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07" calcext:value-type="float">
            <text:p>2.07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3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15" calcext:value-type="float">
            <text:p>4.15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4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3" calcext:value-type="float">
            <text:p>8.3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5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6.59" calcext:value-type="float">
            <text:p>16.59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6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7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2" calcext:value-type="float">
            <text:p>0.52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9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4" calcext:value-type="float">
            <text:p>1.04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0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07" calcext:value-type="float">
            <text:p>2.07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1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15" calcext:value-type="float">
            <text:p>4.15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2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3" calcext:value-type="float">
            <text:p>8.3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3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6.59" calcext:value-type="float">
            <text:p>16.59</text:p>
          </table:table-cell>
          <table:table-cell table:style-name="ce3" office:value-type="string" calcext:value-type="string">
            <text:p>Вкуснотеево 3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44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7.09.18</text:p>
          </table:table-cell>
          <table:table-cell table:style-name="ce6" office:value-type="string" calcext:value-type="string">
            <text:p>16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>
          <table:table-cell table:number-columns-repeated="11"/>
          <table:table-cell table:style-name="ce3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53:27.6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2S</meta:editing-duration>
    <meta:editing-cycles>3</meta:editing-cycles>
    <meta:generator>LibreOffice/5.2.7.2$Windows_x86 LibreOffice_project/2b7f1e640c46ceb28adf43ee075a6e8b8439ed10</meta:generator>
    <dc:date>2018-09-15T19:58:57.961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